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10674"/>
    </style:style>
    <style:style style:name="P2" style:family="paragraph" style:parent-style-name="Heading_20_3">
      <style:text-properties officeooo:paragraph-rsid="00010674"/>
    </style:style>
    <style:style style:name="P3" style:family="paragraph" style:parent-style-name="Standard">
      <style:text-properties fo:font-weight="bold" officeooo:rsid="00010674" officeooo:paragraph-rsid="00010674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text-properties officeooo:paragraph-rsid="00017e79"/>
    </style:style>
    <style:style style:name="P6" style:family="paragraph" style:parent-style-name="Text_20_body">
      <style:text-properties officeooo:rsid="00017e79" officeooo:paragraph-rsid="00017e79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2">
      <style:text-properties officeooo:paragraph-rsid="00017e79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officeooo:paragraph-rsid="00017e79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O que são Aplicações Industriais IoT (IIoT)?</text:span></text:h>
      <text:p text:style-name="Text_20_body">As <text:span text:style-name="Strong_20_Emphasis">Aplicações Industriais IoT (IIoT)</text:span> referem-se ao uso de sensores inteligentes, dispositivos, software e infraestrutura de rede em ambientes industriais para conectar máquinas e sistemas, permitindo o monitoramento, controle e automação de processos industriais. Ao contrário da IoT voltada para o consumidor, que abrange dispositivos como dispositivos vestíveis e casas inteligentes, o IIoT é focado em aumentar a eficiência operacional, reduzir custos e melhorar a segurança nos setores industriais, como manufatura, energia, transporte, e infraestrutura.</text:p>
      <text:h text:style-name="Heading_20_4" text:outline-level="4">Exemplos de Aplicações IIoT:</text:h>
      <text:list text:style-name="L1">
        <text:list-item>
          <text:p text:style-name="P8"><text:span text:style-name="Strong_20_Emphasis">Manutenção Preditiva:</text:span> Utiliza sensores para monitorar continuamente máquinas e equipamentos, permitindo prever falhas antes que ocorram e, assim, reduzir o tempo de inatividade e os custos de manutenção .</text:p>
        </text:list-item>
        <text:list-item>
          <text:p text:style-name="P8"><text:span text:style-name="Strong_20_Emphasis">Automação de Fábricas:</text:span> Conecta máquinas e sistemas de controle para automatizar processos de produção, reduzindo erros e melhorando a produtividade .</text:p>
        </text:list-item>
        <text:list-item>
          <text:p text:style-name="P8"><text:span text:style-name="Strong_20_Emphasis">Gestão de Energia:</text:span> Monitora e otimiza o consumo de energia em fábricas e outras instalações industriais, permitindo economias significativas de energia e melhorando a sustentabilidade .</text:p>
        </text:list-item>
        <text:list-item>
          <text:p text:style-name="P7"><text:span text:style-name="Strong_20_Emphasis">Controle de Qualidade em Tempo Real:</text:span> Usa sensores e câmeras conectadas a sistemas de análise para realizar inspeções automatizadas de produtos, assegurando a qualidade do produto durante o processo de fabricação .</text:p>
        </text:list-item>
      </text:list>
      <text:p text:style-name="P3">Referências:</text:p>
      <text:p text:style-name="P1"><text:a xlink:type="simple" xlink:href="https://www.mckinsey.com/featured-insights/mckinsey-explainers/what-is-the-internet-of-things" text:style-name="Internet_20_link" text:visited-style-name="Visited_20_Internet_20_Link">https://www.mckinsey.com/featured-insights/mckinsey-explainers/what-is-the-internet-of-thing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3"><text:soft-page-break/><text:span text:style-name="Strong_20_Emphasis"/></text:h>
      <text:h text:style-name="P2" text:outline-level="3"><text:span text:style-name="Strong_20_Emphasis">Serviços Relevantes para Aplicações IIoT em Provedores de Nuvem</text:span></text:h>
      <text:p text:style-name="Text_20_body">Para suportar as aplicações IIoT, os provedores de nuvem oferecem serviços específicos que atendem às necessidades críticas de gerenciamento de dispositivos, computação na borda, análise de dados, e modelos digitais. Esses serviços são projetados para fornecer alta disponibilidade, segurança, e escalabilidade, que são essenciais para ambientes industriais.</text:p>
      <text:h text:style-name="Heading_20_4" text:outline-level="4">Serviços Relevantes por Provedor de Nuvem:</text:h>
      <text:list xml:id="list586482197" text:style-name="L2">
        <text:list-item>
          <text:p text:style-name="P9"><text:span text:style-name="Strong_20_Emphasis">Amazon Web Services (AWS):</text:span></text:p>
          <text:list>
            <text:list-item>
              <text:p text:style-name="P10"><text:span text:style-name="Strong_20_Emphasis">AWS IoT Core:</text:span> Para gerenciar a conectividade de dispositivos e a coleta de dados em larga escala, suportando milhões de dispositivos conectados com latência reduzida.</text:p>
            </text:list-item>
            <text:list-item>
              <text:p text:style-name="P10"><text:span text:style-name="Strong_20_Emphasis">AWS Greengrass:</text:span> Executa computação na borda, permitindo que dispositivos IoT industriais processem dados localmente e respondam em tempo real sem depender da conectividade de nuvem.</text:p>
            </text:list-item>
            <text:list-item>
              <text:p text:style-name="P10"><text:span text:style-name="Strong_20_Emphasis">AWS SiteWise:</text:span> Ferramenta para coletar, armazenar e visualizar dados de equipamentos industriais para análise em tempo real e manutenção preditiva.</text:p>
            </text:list-item>
          </text:list>
        </text:list-item>
      </text:list>
      <text:p text:style-name="P4"/>
      <text:list xml:id="list71313031967435" text:continue-numbering="true" text:style-name="L2">
        <text:list-item>
          <text:p text:style-name="P11"><text:span text:style-name="Strong_20_Emphasis">Microsoft Azure:</text:span></text:p>
          <text:list>
            <text:list-item>
              <text:p text:style-name="P12"><text:span text:style-name="Strong_20_Emphasis">Azure IoT Hub:</text:span> Serviço centralizado para conectar, monitorar e gerenciar bilhões de ativos IoT, oferecendo integração com serviços de análise do Azure.</text:p>
            </text:list-item>
            <text:list-item>
              <text:p text:style-name="P12"><text:span text:style-name="Strong_20_Emphasis">Azure IoT Edge:</text:span> Plataforma para computação na borda que permite executar análises de dados locais e tomadas de decisão em tempo real sem depender totalmente da nuvem.</text:p>
            </text:list-item>
            <text:list-item>
              <text:p text:style-name="P11"><text:span text:style-name="Strong_20_Emphasis">Azure Digital Twins:</text:span> Cria modelos digitais de ambientes físicos (fábricas, edifícios, etc.), permitindo simulações de cenários e otimização de operações.</text:p>
            </text:list-item>
          </text:list>
        </text:list-item>
      </text:list>
      <text:p text:style-name="P5"/>
      <text:list xml:id="list71312903786694" text:continue-numbering="true" text:style-name="L2">
        <text:list-item>
          <text:p text:style-name="P9"><text:span text:style-name="Strong_20_Emphasis">Google Cloud Platform (GCP):</text:span></text:p>
          <text:list>
            <text:list-item>
              <text:p text:style-name="P10"><text:span text:style-name="Strong_20_Emphasis">Google Cloud IoT Core:</text:span> Oferece conectividade segura e gerenciamento de dispositivos IoT em larga escala, com suporte para integração com outros serviços de análise do Google Cloud.</text:p>
            </text:list-item>
            <text:list-item>
              <text:p text:style-name="P10"><text:span text:style-name="Strong_20_Emphasis">Google Cloud IoT Edge:</text:span> Proporciona capacidades de computação na borda para processamento local, reduzindo a latência e permitindo respostas em tempo real.</text:p>
            </text:list-item>
            <text:list-item>
              <text:p text:style-name="P10"><text:span text:style-name="Strong_20_Emphasis">Google Cloud Bigtable:</text:span> Um banco de dados altamente escalável para gerenciamento de grandes volumes de dados gerados por dispositivos IoT industriais.</text:p>
              <text:p text:style-name="P10"/>
            </text:list-item>
          </text:list>
        </text:list-item>
      </text:list>
      <text:p text:style-name="P6">Referências: </text:p>
      <text:p text:style-name="P6"><text:a xlink:type="simple" xlink:href="https://aws.amazon.com/lambda/sla/" text:style-name="Internet_20_link" text:visited-style-name="Visited_20_Internet_20_Link">https://aws.amazon.com/lambda/sla/</text:a></text:p>
      <text:p text:style-name="P6"><text:a xlink:type="simple" xlink:href="https://www.microsoft.com/licensing/docs/view/Service-Level-Agreements-SLA-for-Online-Services" text:style-name="Internet_20_link" text:visited-style-name="Visited_20_Internet_20_Link">https://www.microsoft.com/licensing/docs/view/Service-Level-Agreements-SLA-for-Online-Services</text:a></text:p>
      <text:p text:style-name="P6"><text:a xlink:type="simple" xlink:href="https://cloud.google.com/terms/sla" text:style-name="Internet_20_link" text:visited-style-name="Visited_20_Internet_20_Link">https://cloud.google.com/terms/sla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6:44:05.056230894</meta:creation-date>
    <dc:date>2024-08-28T07:13:11.571500337</dc:date>
    <meta:editing-duration>PT15M47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29" meta:word-count="498" meta:character-count="3657" meta:non-whitespace-character-count="3203"/>
  </office:meta>
</office:document-meta>
</file>